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1-03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5088" calcext:value-type="float">
            <text:p>31.5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3336" calcext:value-type="float">
            <text:p>31.26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0768" calcext:value-type="float">
            <text:p>31.29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22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104" calcext:value-type="float">
            <text:p>31.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128" calcext:value-type="float">
            <text:p>31.1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5-14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5-02-05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4-10-28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4-08-28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4-08-05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4-04-29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4-01-17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3-12-13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7072" calcext:value-type="float">
            <text:p>31.43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3-10-31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4128" calcext:value-type="float">
            <text:p>31.50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3-07-24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3-04-26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3-01-28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2-11-12 1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2-07-25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2-05-03 1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2-01-31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1-05-12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1-02-08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6576" calcext:value-type="float">
            <text:p>30.51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0-10-28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0-07-29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0-04-28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20-01-28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9-11-06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9-08-06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9-05-02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9-01-29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8-11-20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8-07-25 1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8-04-30 1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9432" calcext:value-type="float">
            <text:p>31.2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8-01-31 1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7-11-13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7-08-08 1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7-05-02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7-02-07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6-11-02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6-07-27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6-05-11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6-02-25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5-11-18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5-08-12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5-05-13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5-02-23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4-11-12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4-07-24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4-05-13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4-02-05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3-11-07 22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3-08-08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912" calcext:value-type="float">
            <text:p>31.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3-05-08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3-02-12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2-11-1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4984" calcext:value-type="float">
            <text:p>31.49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2-08-14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2-05-09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2-02-02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1-11-08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1-08-16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1-05-18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0976" calcext:value-type="float">
            <text:p>31.43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1-02-03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488" calcext:value-type="float">
            <text:p>31.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0-11-12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0-08-04 20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0-05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1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9-08-07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9-04-28 21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9-02-04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8-11-1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8-08-06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8-05-19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8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7-11-14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7-08-02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7-05-16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7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6-11-09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6-08-23 2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9744" calcext:value-type="float">
            <text:p>31.4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6-05-03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6-02-03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5-10-26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5-08-09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5-05-19 1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5-02-01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4-10-25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4-07-27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4-04-29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4-02-02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3-07-29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3-04-28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1312" calcext:value-type="float">
            <text:p>31.07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2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2-06-05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2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1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1-05-09 2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8368" calcext:value-type="float">
            <text:p>31.13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0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0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2000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8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8816" calcext:value-type="float">
            <text:p>29.3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8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5792" calcext:value-type="float">
            <text:p>28.81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8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8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16376" calcext:value-type="float">
            <text:p>28.9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7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7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6208" calcext:value-type="float">
            <text:p>29.0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7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7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21304" calcext:value-type="float">
            <text:p>28.7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7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37712" calcext:value-type="float">
            <text:p>28.9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7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7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5856" calcext:value-type="float">
            <text:p>28.56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7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4624" calcext:value-type="float">
            <text:p>28.61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6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7296" calcext:value-type="float">
            <text:p>28.65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6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29152" calcext:value-type="float">
            <text:p>29.0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6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0656" calcext:value-type="float">
            <text:p>28.8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5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1784" calcext:value-type="float">
            <text:p>28.75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5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92576" calcext:value-type="float">
            <text:p>28.9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9928" calcext:value-type="float">
            <text:p>28.3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55544" calcext:value-type="float">
            <text:p>28.35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9696" calcext:value-type="float">
            <text:p>28.8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3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0448" calcext:value-type="float">
            <text:p>28.73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3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3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78048" calcext:value-type="float">
            <text:p>28.57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3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3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3184" calcext:value-type="float">
            <text:p>28.52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3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404" calcext:value-type="float">
            <text:p>28.5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3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17672" calcext:value-type="float">
            <text:p>28.61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0344" calcext:value-type="float">
            <text:p>28.66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2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4828" calcext:value-type="float">
            <text:p>28.1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1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1176" calcext:value-type="float">
            <text:p>29.2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5936" calcext:value-type="float">
            <text:p>29.2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788" calcext:value-type="float">
            <text:p>28.7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8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1392" calcext:value-type="float">
            <text:p>27.9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7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79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79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79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4648" calcext:value-type="float">
            <text:p>28.0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79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01976" calcext:value-type="float">
            <text:p>28.0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78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65728" calcext:value-type="float">
            <text:p>29.0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Q2</text:p>
          </table:table-cell>
          <table:table-cell office:value-type="string" calcext:value-type="string">
            <text:p>Hog Island</text:p>
          </table:table-cell>
          <table:table-cell office:value-type="string" calcext:value-type="string">
            <text:p>1978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8024" calcext:value-type="float">
            <text:p>29.1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98" meta:object-count="0"/>
    <meta:user-defined meta:name="AppVersion">3.0</meta:user-defined>
  </office:meta>
</office:document-meta>
</file>